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ebf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ebf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ebf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ebf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ebf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ebf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ebf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ebf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ebf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ebf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ebf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ebf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ebf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ebf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ebf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ebf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ebf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ranza Soffia Bolivar Tri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2/12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093797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elson Antonio Boliv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403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2.42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3"/>
    <meta:template xlink:type="simple" xlink:actuate="onRequest" xlink:title="Normal" xlink:href=""/>
  </office:meta>
</office:document-meta>
</file>